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style:font-name="Cantarell Extra Bold" fo:font-size="22pt" style:font-size-asian="22pt" style:font-size-complex="22pt"/>
    </style:style>
    <style:style style:name="ce3" style:family="table-cell" style:parent-style-name="Default">
      <style:text-properties style:font-name="Cantarell Extra Bold" fo:font-style="normal" style:font-style-asian="normal" style:font-style-complex="normal"/>
    </style:style>
    <style:style style:name="gr1" style:family="graphic">
      <style:graphic-properties draw:stroke="solid" svg:stroke-width="0.1cm" svg:stroke-color="#000000" draw:marker-start-width="0.35cm" draw:marker-end-width="0.35cm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solid" svg:stroke-width="0.1cm" svg:stroke-color="#000000" draw:marker-start-width="0.35cm" draw:marker-end-width="0.35cm" draw:fill="none" draw:textarea-horizontal-align="center" draw:textarea-vertical-align="middle" fo:padding-top="0.05cm" fo:padding-bottom="0.05cm" fo:padding-left="0.05cm" fo:padding-right="0.05cm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197cm" svg:y="0.444cm">
            <draw:object draw:notify-on-update-of-ranges="Sheet1.D26:Sheet1.D26 Sheet1.D27:Sheet1.D36 Sheet1.E26:Sheet1.E26 Sheet1.E27:Sheet1.E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5.571cm" svg:y="0.552cm">
            <draw:object draw:notify-on-update-of-ranges="Sheet1.D26:Sheet1.D26 Sheet1.D27:Sheet1.D36 Sheet1.E26:Sheet1.E26 Sheet1.E27:Sheet1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5.999cm" svg:height="8.999cm" svg:x="16.649cm" svg:y="10.698cm">
            <draw:object draw:notify-on-update-of-ranges="Sheet1.D26:Sheet1.D26 Sheet1.D27:Sheet1.D36 Sheet1.E26:Sheet1.E26 Sheet1.E27:Sheet1.E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9.356cm" svg:y="32.735cm">
            <draw:object draw:notify-on-update-of-ranges="Sheet1.D26:Sheet1.D26 Sheet1.D27:Sheet1.D36 Sheet1.E26:Sheet1.E26 Sheet1.E27:Sheet1.E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15.999cm" svg:height="8.999cm" svg:x="21.946cm" svg:y="43.881cm">
            <draw:object draw:notify-on-update-of-ranges="Sheet1.D26:Sheet1.D26 Sheet1.D27:Sheet1.D36 Sheet1.E26:Sheet1.E26 Sheet1.E27:Sheet1.E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.13cm" svg:y="42.844cm">
            <draw:object draw:notify-on-update-of-ranges="Sheet1.D26:Sheet1.D26 Sheet1.D27:Sheet1.D36 Sheet1.E26:Sheet1.E26 Sheet1.E27:Sheet1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24">
          <table:table-cell table:number-columns-repeated="21"/>
        </table:table-row>
        <table:table-row table:style-name="ro2">
          <table:table-cell table:number-columns-repeated="2"/>
          <table:table-cell table:style-name="ce2" office:value-type="string" calcext:value-type="string">
            <text:p>Q2 )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3" office:value-type="string" calcext:value-type="string">
            <text:p>Array Size</text:p>
          </table:table-cell>
          <table:table-cell table:style-name="ce3" office:value-type="string" calcext:value-type="string">
            <text:p>Opcoun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table:style-name="ce1" table:number-columns-repeated="21"/>
        </table:table-row>
        <table:table-row table:style-name="ro1" table:number-rows-repeated="25">
          <table:table-cell table:number-columns-repeated="21"/>
        </table:table-row>
        <table:table-row table:style-name="ro2">
          <table:table-cell table:number-columns-repeated="3"/>
          <table:table-cell table:style-name="ce2" office:value-type="string" calcext:value-type="string">
            <text:p>Q3)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3" office:value-type="string" calcext:value-type="string">
            <text:p>Array Size</text:p>
          </table:table-cell>
          <table:table-cell table:style-name="ce3" office:value-type="string" calcext:value-type="string">
            <text:p>Opcount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9:51:02.014724471</meta:creation-date>
    <meta:generator>LibreOffice/7.3.7.2$Linux_X86_64 LibreOffice_project/30$Build-2</meta:generator>
    <dc:date>2024-02-12T10:06:33.167630528</dc:date>
    <meta:editing-duration>PT4M24S</meta:editing-duration>
    <meta:editing-cycles>1</meta:editing-cycles>
    <meta:document-statistic meta:table-count="1" meta:cell-count="4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resolution="18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14cm" svg:y="0.316cm" chart:style-name="ch2">
          <text:p>Average Case</text:p>
        </chart:title>
        <chart:legend chart:legend-position="end" svg:x="13.042cm" svg:y="3.952cm" style:legend-expansion="high" chart:style-name="ch3"/>
        <chart:plot-area chart:style-name="ch4" table:cell-range-address="Sheet1.D26:Sheet1.E36" chart:data-source-has-labels="row" svg:x="0.32cm" svg:y="1.275cm" svg:width="12.402cm" svg:height="7.545cm">
          <chart:coordinate-region svg:x="0.941cm" svg:y="1.474cm" svg:width="11.59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27:Sheet1.D36" chart:label-cell-address="Sheet1.D26:Sheet1.D26" chart:class="chart:line">
            <chart:data-point chart:repeated="10"/>
          </chart:series>
          <chart:series chart:style-name="ch8" chart:values-cell-range-address="Sheet1.E27:Sheet1.E36" chart:label-cell-address="Sheet1.E26:Sheet1.E2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 Size</text:p>
                <draw:g>
                  <svg:desc>Sheet1.D26:Sheet1.D26</svg:desc>
                </draw:g>
              </table:table-cell>
              <table:table-cell office:value-type="string">
                <text:p>Opcount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7:Sheet1.D36</svg:desc>
                </draw:g>
              </table:table-cell>
              <table:table-cell office:value-type="float" office:value="0">
                <text:p>0</text:p>
                <draw:g>
                  <svg:desc>Sheet1.E27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itra" style:font-style-name="Regular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Best Case</text:p>
        </chart:title>
        <chart:legend chart:legend-position="bottom" svg:x="5.411cm" svg:y="8.401cm" style:legend-expansion="wide" chart:style-name="ch3"/>
        <chart:plot-area chart:style-name="ch4" table:cell-range-address="Sheet1.D26:Sheet1.E36" chart:data-source-has-labels="row" svg:x="0.32cm" svg:y="1.275cm" svg:width="15.36cm" svg:height="6.762cm">
          <chart:coordinate-region svg:x="0.941cm" svg:y="1.474cm" svg:width="14.552cm" svg:height="5.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27:Sheet1.D36" chart:label-cell-address="Sheet1.D26:Sheet1.D26" chart:class="chart:line">
            <chart:data-point chart:repeated="10"/>
          </chart:series>
          <chart:series chart:style-name="ch9" chart:values-cell-range-address="Sheet1.E27:Sheet1.E36" chart:label-cell-address="Sheet1.E26:Sheet1.E26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 Size</text:p>
                <draw:g>
                  <svg:desc>Sheet1.D26:Sheet1.D26</svg:desc>
                </draw:g>
              </table:table-cell>
              <table:table-cell office:value-type="string">
                <text:p>Opcount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7:Sheet1.D36</svg:desc>
                </draw:g>
              </table:table-cell>
              <table:table-cell office:value-type="float" office:value="0">
                <text:p>0</text:p>
                <draw:g>
                  <svg:desc>Sheet1.E27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39cm" svg:y="0.316cm" chart:style-name="ch2">
          <text:p>Worst Case</text:p>
        </chart:title>
        <chart:legend chart:legend-position="start" svg:x="0.21cm" svg:y="3.952cm" style:legend-expansion="high" chart:style-name="ch3"/>
        <chart:plot-area chart:style-name="ch4" table:cell-range-address="Sheet1.D26:Sheet1.E36" chart:data-source-has-labels="row" svg:x="3.278cm" svg:y="1.275cm" svg:width="12.402cm" svg:height="7.545cm">
          <chart:coordinate-region svg:x="3.899cm" svg:y="1.474cm" svg:width="11.59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27:Sheet1.D36" chart:label-cell-address="Sheet1.D26:Sheet1.D26" chart:class="chart:line">
            <chart:data-point chart:repeated="10"/>
          </chart:series>
          <chart:series chart:style-name="ch8" chart:values-cell-range-address="Sheet1.E27:Sheet1.E36" chart:label-cell-address="Sheet1.E26:Sheet1.E2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 Size</text:p>
                <draw:g>
                  <svg:desc>Sheet1.D26:Sheet1.D26</svg:desc>
                </draw:g>
              </table:table-cell>
              <table:table-cell office:value-type="string">
                <text:p>Opcount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7:Sheet1.D36</svg:desc>
                </draw:g>
              </table:table-cell>
              <table:table-cell office:value-type="float" office:value="0">
                <text:p>0</text:p>
                <draw:g>
                  <svg:desc>Sheet1.E27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resolution="18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14cm" svg:y="0.316cm" chart:style-name="ch2">
          <text:p>Average Case</text:p>
        </chart:title>
        <chart:legend chart:legend-position="end" svg:x="13.042cm" svg:y="3.952cm" style:legend-expansion="high" chart:style-name="ch3"/>
        <chart:plot-area chart:style-name="ch4" table:cell-range-address="Sheet1.D26:Sheet1.E36" chart:data-source-has-labels="row" svg:x="0.32cm" svg:y="1.275cm" svg:width="12.402cm" svg:height="7.545cm">
          <chart:coordinate-region svg:x="0.941cm" svg:y="1.474cm" svg:width="11.59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27:Sheet1.D36" chart:label-cell-address="Sheet1.D26:Sheet1.D26" chart:class="chart:line">
            <chart:data-point chart:repeated="10"/>
          </chart:series>
          <chart:series chart:style-name="ch8" chart:values-cell-range-address="Sheet1.E27:Sheet1.E36" chart:label-cell-address="Sheet1.E26:Sheet1.E2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 Size</text:p>
                <draw:g>
                  <svg:desc>Sheet1.D26:Sheet1.D26</svg:desc>
                </draw:g>
              </table:table-cell>
              <table:table-cell office:value-type="string">
                <text:p>Opcount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7:Sheet1.D36</svg:desc>
                </draw:g>
              </table:table-cell>
              <table:table-cell office:value-type="float" office:value="0">
                <text:p>0</text:p>
                <draw:g>
                  <svg:desc>Sheet1.E27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39cm" svg:y="0.316cm" chart:style-name="ch2">
          <text:p>Worst Case</text:p>
        </chart:title>
        <chart:legend chart:legend-position="start" svg:x="0.21cm" svg:y="3.952cm" style:legend-expansion="high" chart:style-name="ch3"/>
        <chart:plot-area chart:style-name="ch4" table:cell-range-address="Sheet1.D26:Sheet1.E36" chart:data-source-has-labels="row" svg:x="3.278cm" svg:y="1.275cm" svg:width="12.402cm" svg:height="7.545cm">
          <chart:coordinate-region svg:x="3.899cm" svg:y="1.474cm" svg:width="11.59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27:Sheet1.D36" chart:label-cell-address="Sheet1.D26:Sheet1.D26" chart:class="chart:line">
            <chart:data-point chart:repeated="10"/>
          </chart:series>
          <chart:series chart:style-name="ch8" chart:values-cell-range-address="Sheet1.E27:Sheet1.E36" chart:label-cell-address="Sheet1.E26:Sheet1.E2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 Size</text:p>
                <draw:g>
                  <svg:desc>Sheet1.D26:Sheet1.D26</svg:desc>
                </draw:g>
              </table:table-cell>
              <table:table-cell office:value-type="string">
                <text:p>Opcount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7:Sheet1.D36</svg:desc>
                </draw:g>
              </table:table-cell>
              <table:table-cell office:value-type="float" office:value="0">
                <text:p>0</text:p>
                <draw:g>
                  <svg:desc>Sheet1.E27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itra" style:font-style-name="Regular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Best Case</text:p>
        </chart:title>
        <chart:legend chart:legend-position="bottom" svg:x="5.411cm" svg:y="8.401cm" style:legend-expansion="wide" chart:style-name="ch3"/>
        <chart:plot-area chart:style-name="ch4" table:cell-range-address="Sheet1.D26:Sheet1.E36" chart:data-source-has-labels="row" svg:x="0.32cm" svg:y="1.275cm" svg:width="15.36cm" svg:height="6.762cm">
          <chart:coordinate-region svg:x="0.941cm" svg:y="1.474cm" svg:width="14.552cm" svg:height="5.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27:Sheet1.D36" chart:label-cell-address="Sheet1.D26:Sheet1.D26" chart:class="chart:line">
            <chart:data-point chart:repeated="10"/>
          </chart:series>
          <chart:series chart:style-name="ch9" chart:values-cell-range-address="Sheet1.E27:Sheet1.E36" chart:label-cell-address="Sheet1.E26:Sheet1.E26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 Size</text:p>
                <draw:g>
                  <svg:desc>Sheet1.D26:Sheet1.D26</svg:desc>
                </draw:g>
              </table:table-cell>
              <table:table-cell office:value-type="string">
                <text:p>Opcount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7:Sheet1.D36</svg:desc>
                </draw:g>
              </table:table-cell>
              <table:table-cell office:value-type="float" office:value="0">
                <text:p>0</text:p>
                <draw:g>
                  <svg:desc>Sheet1.E27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